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23">
      <style:text-properties style:text-position=""/>
    </style:style>
    <style:style style:name="ce3" style:family="table-cell" style:parent-style-name="Default" style:data-style-name="N123">
      <style:text-properties style:text-position="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  <style:text-properties style:text-position=""/>
    </style:style>
    <style:style style:name="ce5" style:family="table-cell" style:parent-style-name="Default" style:data-style-name="N40">
      <style:text-properties style:text-position=""/>
    </style:style>
    <style:style style:name="ce6" style:family="table-cell" style:parent-style-name="Default" style:data-style-name="N40">
      <style:table-cell-properties style:cell-protect="none" style:print-content="true"/>
      <style:text-properties style:text-position=""/>
    </style:style>
    <style:style style:name="ce7" style:family="table-cell" style:parent-style-name="Default" style:data-style-name="N124">
      <style:text-properties style:text-position="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style:text-position="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12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 style:data-style-name="N123"/>
    <style:style style:name="ce14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40">
      <style:table-cell-properties fo:background-color="#00ccff" style:cell-protect="none" style:print-content="true"/>
    </style:style>
    <style:style style:name="ce16" style:family="table-cell" style:parent-style-name="Default" style:data-style-name="N40"/>
    <style:style style:name="ce17" style:family="table-cell" style:parent-style-name="Default" style:data-style-name="N40">
      <style:table-cell-properties style:cell-protect="none" style:print-content="true"/>
    </style:style>
    <style:style style:name="ce18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3">
          <table:table-cell office:value-type="date" office:date-value="2016-10-10" calcext:value-type="date">
            <text:p>Monday, 2016-10-1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1" calcext:value-type="date">
            <text:p>Tuesday, 2016-10-1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2" calcext:value-type="date">
            <text:p>Wednesday, 2016-10-1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3" calcext:value-type="date">
            <text:p>Thursday, 2016-10-1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4" calcext:value-type="date">
            <text:p>Friday, 2016-10-1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5" calcext:value-type="date">
            <text:p>Saturday, 2016-10-1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6" calcext:value-type="date">
            <text:p>Sunday, 2016-10-1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7" calcext:value-type="date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8" calcext:value-type="date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9" calcext:value-type="date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0" calcext:value-type="date">
            <text:p>Thursday, 2016-10-2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1" calcext:value-type="date">
            <text:p>Friday, 2016-10-2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2" calcext:value-type="date">
            <text:p>Saturday, 2016-10-2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3" calcext:value-type="date">
            <text:p>Sunday, 2016-10-23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4" calcext:value-type="date">
            <text:p>Monday, 2016-10-24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5" calcext:value-type="date">
            <text:p>Tuesday, 2016-10-25</text:p>
          </table:table-cell>
          <table:table-cell table:number-columns-repeated="3" table:style-name="ce6" office:value-type="time" office:time-value="PT01H30M00S" calcext:value-type="time">
            <text:p>01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6" calcext:value-type="date">
            <text:p>Wednesday, 2016-10-26</text:p>
          </table:table-cell>
          <table:table-cell table:style-name="ce6"/>
          <table:table-cell table:style-name="ce6" office:value-type="time" office:time-value="PT00H40M00S" calcext:value-type="time">
            <text:p>00:4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7" calcext:value-type="date">
            <text:p>Thursday, 2016-10-2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8" calcext:value-type="date">
            <text:p>Friday, 2016-10-28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29" calcext:value-type="date">
            <text:p>Saturday, 2016-10-29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30" calcext:value-type="date">
            <text:p>Sunday, 2016-10-30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31" calcext:value-type="date">
            <text:p>Monday, 2016-10-3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1" calcext:value-type="date">
            <text:p>Tuesday, 2016-11-0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2" calcext:value-type="date">
            <text:p>Wednesday, 2016-11-0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3" calcext:value-type="date">
            <text:p>Thursday, 2016-11-03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4" calcext:value-type="date">
            <text:p>Friday, 2016-11-04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5" calcext:value-type="date">
            <text:p>Saturday, 2016-11-05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6" calcext:value-type="date">
            <text:p>Sunday, 2016-11-06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7" calcext:value-type="date">
            <text:p>Monday, 2016-11-0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8" calcext:value-type="date">
            <text:p>Tuesday, 2016-11-08</text:p>
          </table:table-cell>
          <table:table-cell table:style-name="ce6" table:number-columns-repeated="2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9" calcext:value-type="date">
            <text:p>Wednesday, 2016-11-09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0" calcext:value-type="date">
            <text:p>Thursday, 2016-11-1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30M00S" calcext:value-type="time">
            <text:p>05:30</text:p>
          </table:table-cell>
          <table:table-cell table:style-name="ce6" office:value-type="time" office:time-value="PT02H30M00S" calcext:value-type="time">
            <text:p>02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1" calcext:value-type="date">
            <text:p>Friday, 2016-11-11</text:p>
          </table:table-cell>
          <table:table-cell table:style-name="ce6" office:value-type="time" office:time-value="PT01H30M00S" calcext:value-type="time">
            <text:p>01:30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2" calcext:value-type="date">
            <text:p>Saturday, 2016-11-12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3" calcext:value-type="date">
            <text:p>Sunday, 2016-11-13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4" calcext:value-type="date">
            <text:p>Monday, 2016-11-14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5" calcext:value-type="date">
            <text:p>Tuesday, 2016-11-15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6" calcext:value-type="date">
            <text:p>Wednesday, 2016-11-16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2H30M00S" calcext:value-type="time">
            <text:p>02:30</text:p>
          </table:table-cell>
          <table:table-cell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7" calcext:value-type="date">
            <text:p>Thursday, 2016-11-17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8" calcext:value-type="date">
            <text:p>Friday, 2016-11-18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9" calcext:value-type="date">
            <text:p>Saturday, 2016-11-19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0" calcext:value-type="date">
            <text:p>Sunday, 2016-11-20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1" calcext:value-type="date">
            <text:p>Monday, 2016-11-21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2" calcext:value-type="date">
            <text:p>Tuesday, 2016-11-22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3" calcext:value-type="date">
            <text:p>Wednesday, 2016-11-23</text:p>
          </table:table-cell>
          <table:table-cell table:style-name="ce6" office:value-type="time" office:time-value="PT02H00M00S" calcext:value-type="time">
            <text:p>02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4" calcext:value-type="date">
            <text:p>Thursday, 2016-11-24</text:p>
          </table:table-cell>
          <table:table-cell table:style-name="ce6" table:number-columns-repeated="2"/>
          <table:table-cell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5" calcext:value-type="date">
            <text:p>Friday, 2016-11-25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6" calcext:value-type="date">
            <text:p>Saturday, 2016-11-26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7" calcext:value-type="date">
            <text:p>Sunday, 2016-11-27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8" calcext:value-type="date">
            <text:p>Monday, 2016-11-28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9" calcext:value-type="date">
            <text:p>Tuesday, 2016-11-29</text:p>
          </table:table-cell>
          <table:table-cell table:style-name="ce6" office:value-type="time" office:time-value="PT05H00M00S" calcext:value-type="time">
            <text:p>05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30" calcext:value-type="date">
            <text:p>Wednesday, 2016-11-30</text:p>
          </table:table-cell>
          <table:table-cell table:style-name="ce6" office:value-type="time" office:time-value="PT04H00M00S" calcext:value-type="time">
            <text:p>04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1" calcext:value-type="date">
            <text:p>Thursday, 2016-12-01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2" calcext:value-type="date">
            <text:p>Friday, 2016-12-02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 office:value-type="time" office:time-value="PT06H00M00S" calcext:value-type="time">
            <text:p>06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3" calcext:value-type="date">
            <text:p>Saturday, 2016-12-03</text:p>
          </table:table-cell>
          <table:table-cell table:style-name="ce6" table:number-columns-repeated="2"/>
          <table:table-cell table:style-name="ce6" office:value-type="time" office:time-value="PT07H00M00S" calcext:value-type="time">
            <text:p>07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4" calcext:value-type="date">
            <text:p>Sunday, 2016-12-04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5" calcext:value-type="date">
            <text:p>Monday, 2016-12-05</text:p>
          </table:table-cell>
          <table:table-cell table:style-name="ce6"/>
          <table:table-cell table:number-columns-repeated="2"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6" calcext:value-type="date">
            <text:p>Tuesday, 2016-12-06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7" calcext:value-type="date">
            <text:p>Wednesday, 2016-12-07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6H00M00S" calcext:value-type="time">
            <text:p>06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8" calcext:value-type="date">
            <text:p>Thursday, 2016-12-08</text:p>
          </table:table-cell>
          <table:table-cell table:style-name="ce6"/>
          <table:table-cell table:style-name="ce6" office:value-type="time" office:time-value="PT10H00M00S" calcext:value-type="time">
            <text:p>10:00</text:p>
          </table:table-cell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9" calcext:value-type="date">
            <text:p>Friday, 2016-12-09</text:p>
          </table:table-cell>
          <table:table-cell table:style-name="ce6"/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6"/>
          <table:table-cell table:style-name="ce6" office:value-type="time" office:time-value="PT10H00M00S" calcext:value-type="time">
            <text:p>10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6"/>
          <table:table-cell table:style-name="ce6" office:value-type="time" office:time-value="PT08H00M00S" calcext:value-type="time">
            <text:p>08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6"/>
          <table:table-cell table:style-name="ce6" office:value-type="time" office:time-value="PT06H00M00S" calcext:value-type="time">
            <text:p>06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34H30M00S" calcext:value-type="time">
            <text:p>34:30</text:p>
          </table:table-cell>
          <table:table-cell table:style-name="ce7" table:formula="of:=SUM([.C4:.C120])" office:value-type="time" office:time-value="PT102H55M00S" calcext:value-type="time">
            <text:p>102:55</text:p>
          </table:table-cell>
          <table:table-cell table:style-name="ce7" table:formula="of:=SUM([.D4:.D120])" office:value-type="time" office:time-value="PT94H30M00S" calcext:value-type="time">
            <text:p>94:30</text:p>
          </table:table-cell>
          <table:table-cell/>
          <table:table-cell table:style-name="ce10" table:formula="of:=SUM([.B122:.D122])" office:value-type="time" office:time-value="PT231H55M00S" calcext:value-type="time">
            <text:p>231:55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22:41:45.35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26M29S</meta:editing-duration>
    <meta:editing-cycles>24</meta:editing-cycles>
    <meta:generator>LibreOffice/5.1.6.2$Windows_x86 LibreOffice_project/07ac168c60a517dba0f0d7bc7540f5afa45f0909</meta:generator>
    <meta:initial-creator>Kai Mindermann</meta:initial-creator>
    <dc:date>2017-01-04T22:35:54.365000000</dc:date>
    <meta:document-statistic meta:table-count="1" meta:cell-count="269" meta:object-count="0"/>
  </office:meta>
</office:document-meta>
</file>